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1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616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3" style:family="table-row">
      <style:table-row-properties style:min-row-height="0.503cm"/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71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5" style:family="table-row">
      <style:table-row-properties style:min-row-height="0.6cm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609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7" style:family="table-row">
      <style:table-row-properties style:min-row-height="0.582cm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28" style:family="table-row">
      <style:table-row-properties style:min-row-height="0.402cm"/>
    </style:style>
    <style:style style:name="Table3.A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29" style:family="table-row">
      <style:table-row-properties style:min-row-height="0.415cm"/>
    </style:style>
    <style:style style:name="Table3.A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30" style:family="table-row">
      <style:table-row-properties style:min-row-height="0.804cm"/>
    </style:style>
    <style:style style:name="Table3.A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40c2c" style:font-name-asian="Noto Sans CJK SC Regular" style:font-size-asian="14pt" style:font-weight-asian="bold" style:font-name-complex="FreeSans1" style:font-size-complex="14pt" style:font-weight-complex="bold"/>
    </style:style>
    <style:style style:name="P7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277f717" officeooo:paragraph-rsid="02ff89b5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306fe7d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2f2bf0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27bedb0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77f717" officeooo:paragraph-rsid="02ff89b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ea260b" officeooo:paragraph-rsid="02ea260b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2f82f0d" officeooo:paragraph-rsid="02f82f0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30cc53b" officeooo:paragraph-rsid="030cc53b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277f717" officeooo:paragraph-rsid="02ea2195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277f717" officeooo:paragraph-rsid="027bedb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2ea2195" officeooo:paragraph-rsid="02ea2195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2ecfb36" officeooo:paragraph-rsid="02ecfb3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3143587" officeooo:paragraph-rsid="03143587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f2bf0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306fe7d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a38e1a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30fd97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7bedb0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officeooo:rsid="0277f717" officeooo:paragraph-rsid="027bedb0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2pt" officeooo:rsid="0277f717" officeooo:paragraph-rsid="02ff89b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2ea2195" officeooo:paragraph-rsid="02ea219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2f637d6" officeooo:paragraph-rsid="02f637d6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3143587" officeooo:paragraph-rsid="0314358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2ff89b5" officeooo:paragraph-rsid="02ff89b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2ea260b" officeooo:paragraph-rsid="02ea260b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2f82f0d" officeooo:paragraph-rsid="02f82f0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paragraph-rsid="027bedb0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26ec750" officeooo:paragraph-rsid="02f2bf04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3015f82" officeooo:paragraph-rsid="03015f82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30cc53b" officeooo:paragraph-rsid="030cc53b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2pt" officeooo:rsid="02ea2195" officeooo:paragraph-rsid="02ea2195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officeooo:rsid="02f637d6" officeooo:paragraph-rsid="02f637d6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2pt" officeooo:rsid="03143587" officeooo:paragraph-rsid="0314358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2pt" officeooo:rsid="02f2bf04" officeooo:paragraph-rsid="02f2bf04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2pt" officeooo:rsid="02ff89b5" officeooo:paragraph-rsid="02ff89b5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2pt" officeooo:rsid="02f82f0d" officeooo:paragraph-rsid="02f82f0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2pt" officeooo:rsid="030fd978" officeooo:paragraph-rsid="030fd978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2pt" officeooo:rsid="030a1988" officeooo:paragraph-rsid="030a198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officeooo:rsid="030cc53b" officeooo:paragraph-rsid="030cc53b" style:font-size-asian="12pt" style:font-size-complex="12pt"/>
    </style:style>
    <style:style style:name="P51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52" style:family="paragraph" style:parent-style-name="Heading_20_1" style:master-page-name="First_20_Page">
      <style:paragraph-properties fo:text-align="center" style:justify-single-word="false" style:page-number="auto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2pt" officeooo:rsid="03183a1b" officeooo:paragraph-rsid="03183a1b" style:font-size-asian="12pt" style:font-size-complex="12pt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Standard">
      <style:paragraph-properties fo:text-align="center" style:justify-single-word="false"/>
      <style:text-properties officeooo:rsid="03143587" officeooo:paragraph-rsid="03143587"/>
    </style:style>
    <style:style style:name="P56" style:family="paragraph" style:parent-style-name="Standard">
      <style:paragraph-properties fo:text-align="center" style:justify-single-word="false"/>
      <style:text-properties officeooo:rsid="03198280" officeooo:paragraph-rsid="03198280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277f717" officeooo:paragraph-rsid="027bedb0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3183a1b" officeooo:paragraph-rsid="03183a1b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3143587" officeooo:paragraph-rsid="03143587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officeooo:rsid="03183a1b" officeooo:paragraph-rsid="03183a1b" style:font-size-asian="12pt" style:font-size-complex="12pt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fa8759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2fc4e3e"/>
    </style:style>
    <style:style style:name="T19" style:family="text">
      <style:text-properties officeooo:rsid="02fe4434"/>
    </style:style>
    <style:style style:name="T20" style:family="text">
      <style:text-properties officeooo:rsid="02ff89b5"/>
    </style:style>
    <style:style style:name="T21" style:family="text">
      <style:text-properties officeooo:rsid="030921c7"/>
    </style:style>
    <style:style style:name="T22" style:family="text">
      <style:text-properties officeooo:rsid="030a1988"/>
    </style:style>
    <style:style style:name="T23" style:family="text">
      <style:text-properties officeooo:rsid="030b68b8"/>
    </style:style>
    <style:style style:name="T24" style:family="text">
      <style:text-properties officeooo:rsid="03143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span text:style-name="T12">ACTIVIDADES UD</text:span><text:span text:style-name="T15">6</text:span><text:span text:style-name="T14"> - </text:span><text:span text:style-name="T13">SERVIDOR</text:span></text:h>
      <text:p text:style-name="P6">NOMBRE Y APELLIDOS: <text:span text:style-name="T24">Miguel Pozo Pérez</text:span></text:p>
      <text:p text:style-name="P7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3881953190112">
          <table:table-cell table:style-name="Table3.A1" office:value-type="string">
            <text:p text:style-name="P8">CE</text:p>
          </table:table-cell>
          <table:table-cell table:style-name="Table3.A1" office:value-type="string">
            <text:p text:style-name="P9">ACT<text:span text:style-name="T16">.</text:span></text:p>
          </table:table-cell>
          <table:table-cell table:style-name="Table3.A1" table:number-columns-spanned="2" office:value-type="string">
            <text:p text:style-name="P10">TAREA</text:p>
          </table:table-cell>
          <table:covered-table-cell/>
          <table:table-cell table:style-name="Table3.A1" office:value-type="string">
            <text:p text:style-name="P10">HECHO</text:p>
          </table:table-cell>
          <table:table-cell table:style-name="Table3.A1" office:value-type="string">
            <text:p text:style-name="P8">CALIFICACIÓN</text:p>
          </table:table-cell>
          <table:table-cell table:style-name="Table3.A1" table:number-columns-spanned="2" office:value-type="string">
            <text:p text:style-name="P8">IE</text:p>
          </table:table-cell>
          <table:covered-table-cell/>
          <table:table-cell table:style-name="Table3.I1" office:value-type="string">
            <text:p text:style-name="P8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19">RA<text:span text:style-name="T18">5</text:span><text:span text:style-name="T17">.h</text:span></text:p>
          </table:table-cell>
          <table:table-cell table:style-name="Table3.A2" table:number-rows-spanned="2" office:value-type="string">
            <text:p text:style-name="P19">UD<text:span text:style-name="T18">6</text:span>.1</text:p>
          </table:table-cell>
          <table:table-cell table:style-name="Table3.A2" table:number-rows-spanned="2" office:value-type="string">
            <text:p text:style-name="P21">a</text:p>
          </table:table-cell>
          <table:table-cell table:style-name="Table3.A2" table:number-rows-spanned="2" office:value-type="string">
            <text:p text:style-name="P22">10p</text:p>
          </table:table-cell>
          <table:table-cell table:style-name="Table3.A2" table:number-rows-spanned="2" office:value-type="string">
            <text:p text:style-name="P23">10</text:p>
          </table:table-cell>
          <table:table-cell table:style-name="Table3.A2" table:number-rows-spanned="2" office:value-type="string">
            <text:p text:style-name="P23">10</text:p>
          </table:table-cell>
          <table:table-cell table:style-name="Table3.A2" office:value-type="string">
            <text:p text:style-name="P20">I3 - 90%</text:p>
          </table:table-cell>
          <table:table-cell table:style-name="Table3.A2" office:value-type="string">
            <text:p text:style-name="P23">9</text:p>
          </table:table-cell>
          <table:table-cell table:style-name="Table3.I2" table:number-rows-spanned="2" office:value-type="string">
            <text:p text:style-name="P23">10</text:p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29">I6 - 10%</text:p>
          </table:table-cell>
          <table:table-cell table:style-name="Table3.H3" office:value-type="string">
            <text:p text:style-name="P23">1</text:p>
          </table:table-cell>
          <table:covered-table-cell/>
        </table:table-row>
        <table:table-row table:style-name="Table3.4">
          <table:table-cell table:style-name="Table3.A14" table:number-rows-spanned="8" office:value-type="string">
            <text:p text:style-name="P24">RA<text:span text:style-name="T18">5.e</text:span></text:p>
          </table:table-cell>
          <table:table-cell table:style-name="Table3.B11" table:number-rows-spanned="8" office:value-type="string">
            <text:p text:style-name="P24">UD<text:span text:style-name="T18">6</text:span>.<text:span text:style-name="T18">2</text:span></text:p>
          </table:table-cell>
          <table:table-cell table:style-name="Table3.C4" office:value-type="string">
            <text:p text:style-name="P31">a</text:p>
          </table:table-cell>
          <table:table-cell table:style-name="Table3.D4" office:value-type="string">
            <text:p text:style-name="P32">1<text:span text:style-name="T18">.5</text:span>p</text:p>
          </table:table-cell>
          <table:table-cell table:style-name="Table3.E4" office:value-type="string">
            <text:p text:style-name="P33">1.5</text:p>
          </table:table-cell>
          <table:table-cell table:style-name="Table3.F11" table:number-rows-spanned="8" office:value-type="string">
            <text:p text:style-name="P33">10</text:p>
          </table:table-cell>
          <table:table-cell table:style-name="Table3.G4" office:value-type="string">
            <text:p text:style-name="P29">I3 - 90%</text:p>
          </table:table-cell>
          <table:table-cell table:style-name="Table3.H14" office:value-type="string">
            <text:p text:style-name="P33">9</text:p>
          </table:table-cell>
          <table:table-cell table:style-name="Table3.I11" table:number-rows-spanned="8" office:value-type="string">
            <text:p text:style-name="P33">10</text:p>
          </table:table-cell>
        </table:table-row>
        <table:table-row table:style-name="Table3.5">
          <table:covered-table-cell/>
          <table:covered-table-cell/>
          <table:table-cell table:style-name="Table3.C5" office:value-type="string">
            <text:p text:style-name="P41">b</text:p>
          </table:table-cell>
          <table:table-cell table:style-name="Table3.D5" office:value-type="string">
            <text:p text:style-name="P42"><text:span text:style-name="T18">1</text:span>.5p</text:p>
          </table:table-cell>
          <table:table-cell table:style-name="Table3.E5" office:value-type="string">
            <text:p text:style-name="P43">1.5</text:p>
          </table:table-cell>
          <table:covered-table-cell/>
          <table:table-cell table:style-name="Table3.G11" table:number-rows-spanned="7" office:value-type="string">
            <text:p text:style-name="P29">I6 - 10%</text:p>
          </table:table-cell>
          <table:table-cell table:style-name="Table3.H14" table:number-rows-spanned="7" office:value-type="string">
            <text:p text:style-name="P33">1</text:p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6" office:value-type="string">
            <text:p text:style-name="P41">c</text:p>
          </table:table-cell>
          <table:table-cell table:style-name="Table3.D6" office:value-type="string">
            <text:p text:style-name="P32">1p</text:p>
          </table:table-cell>
          <table:table-cell table:style-name="Table3.E6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7" office:value-type="string">
            <text:p text:style-name="P41">d</text:p>
          </table:table-cell>
          <table:table-cell table:style-name="Table3.D7" office:value-type="string">
            <text:p text:style-name="P32">1p</text:p>
          </table:table-cell>
          <table:table-cell table:style-name="Table3.E7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8" office:value-type="string">
            <text:p text:style-name="P41">e</text:p>
          </table:table-cell>
          <table:table-cell table:style-name="Table3.D8" office:value-type="string">
            <text:p text:style-name="P42"><text:span text:style-name="T18">1</text:span>p</text:p>
          </table:table-cell>
          <table:table-cell table:style-name="Table3.E8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covered-table-cell/>
          <table:covered-table-cell/>
          <table:table-cell table:style-name="Table3.C10" office:value-type="string">
            <text:p text:style-name="P41">f</text:p>
          </table:table-cell>
          <table:table-cell table:style-name="Table3.D10" office:value-type="string">
            <text:p text:style-name="P42"><text:span text:style-name="T18">1.</text:span>5p</text:p>
          </table:table-cell>
          <table:table-cell table:style-name="Table3.E10" office:value-type="string">
            <text:p text:style-name="P43">1.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10" office:value-type="string">
            <text:p text:style-name="P44">g</text:p>
          </table:table-cell>
          <table:table-cell table:style-name="Table3.D10" office:value-type="string">
            <text:p text:style-name="P42"><text:span text:style-name="T18">1</text:span>p</text:p>
          </table:table-cell>
          <table:table-cell table:style-name="Table3.E10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11" office:value-type="string">
            <text:p text:style-name="P44">h</text:p>
          </table:table-cell>
          <table:table-cell table:style-name="Table3.D11" office:value-type="string">
            <text:p text:style-name="P32">1<text:span text:style-name="T18">.5</text:span>p</text:p>
          </table:table-cell>
          <table:table-cell table:style-name="Table3.E11" office:value-type="string">
            <text:p text:style-name="P43">1.5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14" table:number-rows-spanned="3" office:value-type="string">
            <text:p text:style-name="P24">RA<text:span text:style-name="T17">6</text:span>.<text:span text:style-name="T20">b</text:span></text:p>
          </table:table-cell>
          <table:table-cell table:style-name="Table3.B14" table:number-rows-spanned="3" office:value-type="string">
            <text:p text:style-name="P24">UD<text:span text:style-name="T18">6</text:span>.<text:span text:style-name="T19">3</text:span></text:p>
          </table:table-cell>
          <table:table-cell table:style-name="Table3.C12" office:value-type="string">
            <text:p text:style-name="P31">a</text:p>
          </table:table-cell>
          <table:table-cell table:style-name="Table3.D12" office:value-type="string">
            <text:p text:style-name="P34">7p</text:p>
          </table:table-cell>
          <table:table-cell table:style-name="Table3.E12" office:value-type="string">
            <text:p text:style-name="P33">7</text:p>
          </table:table-cell>
          <table:table-cell table:style-name="Table3.F14" table:number-rows-spanned="3" office:value-type="string">
            <text:p text:style-name="P33">10</text:p>
          </table:table-cell>
          <table:table-cell table:style-name="Table3.G12" office:value-type="string">
            <text:p text:style-name="P29">I3 - 90%</text:p>
          </table:table-cell>
          <table:table-cell table:style-name="Table3.H14" office:value-type="string">
            <text:p text:style-name="P33">9</text:p>
          </table:table-cell>
          <table:table-cell table:style-name="Table3.I14" table:number-rows-spanned="3" office:value-type="string">
            <text:p text:style-name="P33">10</text:p>
          </table:table-cell>
        </table:table-row>
        <table:table-row table:style-name="Table3.7">
          <table:covered-table-cell/>
          <table:covered-table-cell/>
          <table:table-cell table:style-name="Table3.C13" office:value-type="string">
            <text:p text:style-name="P41">b</text:p>
          </table:table-cell>
          <table:table-cell table:style-name="Table3.D13" office:value-type="string">
            <text:p text:style-name="P34">2p</text:p>
          </table:table-cell>
          <table:table-cell table:style-name="Table3.E13" office:value-type="string">
            <text:p text:style-name="P43">2</text:p>
          </table:table-cell>
          <table:covered-table-cell/>
          <table:table-cell table:style-name="Table3.G14" table:number-rows-spanned="2" office:value-type="string">
            <text:p text:style-name="P29">I6 - 10%</text:p>
          </table:table-cell>
          <table:table-cell table:style-name="Table3.H14" table:number-rows-spanned="2" office:value-type="string">
            <text:p text:style-name="P33">1</text:p>
          </table:table-cell>
          <table:covered-table-cell/>
        </table:table-row>
        <table:table-row table:style-name="Table3.5">
          <table:covered-table-cell/>
          <table:covered-table-cell/>
          <table:table-cell table:style-name="Table3.C14" office:value-type="string">
            <text:p text:style-name="P41">c</text:p>
          </table:table-cell>
          <table:table-cell table:style-name="Table3.D14" office:value-type="string">
            <text:p text:style-name="P34">1p</text:p>
          </table:table-cell>
          <table:table-cell table:style-name="Table3.E14" office:value-type="string">
            <text:p text:style-name="P43">1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20" table:number-rows-spanned="6" office:value-type="string">
            <text:p text:style-name="P25">RA<text:span text:style-name="T21">5.g</text:span></text:p>
          </table:table-cell>
          <table:table-cell table:style-name="Table3.B20" table:number-rows-spanned="6" office:value-type="string">
            <text:p text:style-name="P24">UD<text:span text:style-name="T18">6</text:span>.<text:span text:style-name="T20">4</text:span></text:p>
          </table:table-cell>
          <table:table-cell table:style-name="Table3.C15" office:value-type="string">
            <text:p text:style-name="P35">a</text:p>
          </table:table-cell>
          <table:table-cell table:style-name="Table3.D15" office:value-type="string">
            <text:p text:style-name="P36"><text:span text:style-name="T20">1</text:span>p</text:p>
          </table:table-cell>
          <table:table-cell table:style-name="Table3.E15" office:value-type="string">
            <text:p text:style-name="P26"/>
          </table:table-cell>
          <table:table-cell table:style-name="Table3.F20" table:number-rows-spanned="6" office:value-type="string">
            <text:p text:style-name="P33">9</text:p>
          </table:table-cell>
          <table:table-cell table:style-name="Table3.G20" table:number-rows-spanned="3" office:value-type="string">
            <text:p text:style-name="P29">I3 - 90%</text:p>
          </table:table-cell>
          <table:table-cell table:style-name="Table3.H20" table:number-rows-spanned="3" office:value-type="string">
            <text:p text:style-name="P28"/>
          </table:table-cell>
          <table:table-cell table:style-name="Table3.I20" table:number-rows-spanned="6" office:value-type="string">
            <text:p text:style-name="P37"/>
          </table:table-cell>
        </table:table-row>
        <table:table-row table:style-name="Table3.6">
          <table:covered-table-cell/>
          <table:covered-table-cell/>
          <table:table-cell table:style-name="Table3.C20" office:value-type="string">
            <text:p text:style-name="P45">b</text:p>
          </table:table-cell>
          <table:table-cell table:style-name="Table3.D20" office:value-type="string">
            <text:p text:style-name="P46"><text:span text:style-name="T20">2</text:span>p</text:p>
          </table:table-cell>
          <table:table-cell table:style-name="Table3.E20" office:value-type="string">
            <text:p text:style-name="P43">2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0" office:value-type="string">
            <text:p text:style-name="P45">c</text:p>
          </table:table-cell>
          <table:table-cell table:style-name="Table3.D20" office:value-type="string">
            <text:p text:style-name="P45">5p</text:p>
          </table:table-cell>
          <table:table-cell table:style-name="Table3.E20" office:value-type="string">
            <text:p text:style-name="P43">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0" office:value-type="string">
            <text:p text:style-name="P45">d</text:p>
          </table:table-cell>
          <table:table-cell table:style-name="Table3.D20" office:value-type="string">
            <text:p text:style-name="P45">0.5p</text:p>
          </table:table-cell>
          <table:table-cell table:style-name="Table3.E20" office:value-type="string">
            <text:p text:style-name="P43">0.5</text:p>
          </table:table-cell>
          <table:covered-table-cell/>
          <table:table-cell table:style-name="Table3.G20" table:number-rows-spanned="3" office:value-type="string">
            <text:p text:style-name="P30">I6 - 10%</text:p>
          </table:table-cell>
          <table:table-cell table:style-name="Table3.H20" table:number-rows-spanned="3" office:value-type="string">
            <text:p text:style-name="P53">1</text:p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20" office:value-type="string">
            <text:p text:style-name="P45">e</text:p>
          </table:table-cell>
          <table:table-cell table:style-name="Table3.D20" office:value-type="string">
            <text:p text:style-name="P45">0.75p</text:p>
          </table:table-cell>
          <table:table-cell table:style-name="Table3.E20" office:value-type="string">
            <text:p text:style-name="P43">0.7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0" office:value-type="string">
            <text:p text:style-name="P45">f</text:p>
          </table:table-cell>
          <table:table-cell table:style-name="Table3.D20" office:value-type="string">
            <text:p text:style-name="P45">0.75p</text:p>
          </table:table-cell>
          <table:table-cell table:style-name="Table3.E20" office:value-type="string">
            <text:p text:style-name="P43">0.7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27" table:number-rows-spanned="7" office:value-type="string">
            <text:p text:style-name="P12">RA<text:span text:style-name="T17">6</text:span>.<text:span text:style-name="T22">e</text:span></text:p>
          </table:table-cell>
          <table:table-cell table:style-name="Table3.B27" table:number-rows-spanned="7" office:value-type="string">
            <text:p text:style-name="P13">UD<text:span text:style-name="T18">6</text:span>.<text:span text:style-name="T20">5</text:span></text:p>
          </table:table-cell>
          <table:table-cell table:style-name="Table3.C21" office:value-type="string">
            <text:p text:style-name="P16">a</text:p>
          </table:table-cell>
          <table:table-cell table:style-name="Table3.D21" office:value-type="string">
            <text:p text:style-name="P17"><text:span text:style-name="T20">1</text:span>p</text:p>
          </table:table-cell>
          <table:table-cell table:style-name="Table3.E21" office:value-type="string">
            <text:p text:style-name="P60">1</text:p>
          </table:table-cell>
          <table:table-cell table:style-name="Table3.F27" table:number-rows-spanned="7" office:value-type="string">
            <text:p text:style-name="P60">10</text:p>
          </table:table-cell>
          <table:table-cell table:style-name="Table3.G23" table:number-rows-spanned="3" office:value-type="string">
            <text:p text:style-name="P14">I3 - 90%</text:p>
            <text:p text:style-name="P15"/>
          </table:table-cell>
          <table:table-cell table:style-name="Table3.H23" table:number-rows-spanned="3" office:value-type="string">
            <text:p text:style-name="P60">9</text:p>
          </table:table-cell>
          <table:table-cell table:style-name="Table3.I27" table:number-rows-spanned="7" office:value-type="string">
            <text:p text:style-name="P60">10</text:p>
          </table:table-cell>
        </table:table-row>
        <table:table-row table:style-name="Table3.6">
          <table:covered-table-cell/>
          <table:covered-table-cell/>
          <table:table-cell table:style-name="Table3.C22" office:value-type="string">
            <text:p text:style-name="P47">b</text:p>
          </table:table-cell>
          <table:table-cell table:style-name="Table3.D22" office:value-type="string">
            <text:p text:style-name="P47">1.5p</text:p>
          </table:table-cell>
          <table:table-cell table:style-name="Table3.E22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3" office:value-type="string">
            <text:p text:style-name="P47">c</text:p>
          </table:table-cell>
          <table:table-cell table:style-name="Table3.D23" office:value-type="string">
            <text:p text:style-name="P47">1.5p</text:p>
          </table:table-cell>
          <table:table-cell table:style-name="Table3.E23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4" office:value-type="string">
            <text:p text:style-name="P47">d</text:p>
          </table:table-cell>
          <table:table-cell table:style-name="Table3.D24" office:value-type="string">
            <text:p text:style-name="P47">1p</text:p>
          </table:table-cell>
          <table:table-cell table:style-name="Table3.E24" office:value-type="string">
            <text:p text:style-name="P53">1</text:p>
          </table:table-cell>
          <table:covered-table-cell/>
          <table:table-cell table:style-name="Table3.G27" table:number-rows-spanned="4" office:value-type="string">
            <text:p text:style-name="P27">I6 - 10%</text:p>
          </table:table-cell>
          <table:table-cell table:style-name="Table3.H27" table:number-rows-spanned="4" office:value-type="string">
            <text:p text:style-name="P58">1</text:p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25" office:value-type="string">
            <text:p text:style-name="P47">e</text:p>
          </table:table-cell>
          <table:table-cell table:style-name="Table3.D25" office:value-type="string">
            <text:p text:style-name="P47">2p</text:p>
          </table:table-cell>
          <table:table-cell table:style-name="Table3.E25" office:value-type="string">
            <text:p text:style-name="P53">2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6" office:value-type="string">
            <text:p text:style-name="P47">f</text:p>
          </table:table-cell>
          <table:table-cell table:style-name="Table3.D26" office:value-type="string">
            <text:p text:style-name="P47">1.5p</text:p>
          </table:table-cell>
          <table:table-cell table:style-name="Table3.E26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7" office:value-type="string">
            <text:p text:style-name="P47">g</text:p>
          </table:table-cell>
          <table:table-cell table:style-name="Table3.D27" office:value-type="string">
            <text:p text:style-name="P47">1.5p</text:p>
          </table:table-cell>
          <table:table-cell table:style-name="Table3.E27" office:value-type="string">
            <text:p text:style-name="P53">1.5</text:p>
          </table:table-cell>
          <table:covered-table-cell/>
          <table:covered-table-cell/>
          <table:covered-table-cell/>
          <table:covered-table-cell/>
        </table:table-row>
        <table:table-row table:style-name="Table3.28">
          <table:table-cell table:style-name="Table3.A29" table:number-rows-spanned="2" office:value-type="string">
            <text:p text:style-name="P49">RA6.c</text:p>
          </table:table-cell>
          <table:table-cell table:style-name="Table3.B29" table:number-rows-spanned="2" office:value-type="string">
            <text:p text:style-name="P49">UD6.6</text:p>
          </table:table-cell>
          <table:table-cell table:style-name="Table3.C29" table:number-rows-spanned="2" office:value-type="string">
            <text:p text:style-name="P49">a</text:p>
          </table:table-cell>
          <table:table-cell table:style-name="Table3.D29" table:number-rows-spanned="2" office:value-type="string">
            <text:p text:style-name="P49">10p</text:p>
          </table:table-cell>
          <table:table-cell table:style-name="Table3.E29" table:number-rows-spanned="2" office:value-type="string">
            <text:p text:style-name="P53">7</text:p>
          </table:table-cell>
          <table:table-cell table:style-name="Table3.F29" table:number-rows-spanned="2" office:value-type="string">
            <text:p text:style-name="P53">7</text:p>
          </table:table-cell>
          <table:table-cell table:style-name="Table3.G29" office:value-type="string">
            <text:p text:style-name="P28">I3 - 90%</text:p>
          </table:table-cell>
          <table:table-cell table:style-name="Table3.H29" office:value-type="string">
            <text:p text:style-name="P28"/>
          </table:table-cell>
          <table:table-cell table:style-name="Table3.I29" table:number-rows-spanned="2" office:value-type="string">
            <text:p text:style-name="P48"/>
          </table:table-cell>
        </table:table-row>
        <table:table-row table:style-name="Table3.2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29" office:value-type="string">
            <text:p text:style-name="P30">I6 - 10%</text:p>
          </table:table-cell>
          <table:table-cell table:style-name="Table3.H29" office:value-type="string">
            <text:p text:style-name="P28"/>
          </table:table-cell>
          <table:covered-table-cell/>
        </table:table-row>
        <table:table-row table:style-name="Table3.30">
          <table:table-cell table:style-name="Table3.A31" table:number-rows-spanned="2" office:value-type="string">
            <text:p text:style-name="P38">RA<text:span text:style-name="T23">5.f</text:span></text:p>
          </table:table-cell>
          <table:table-cell table:style-name="Table3.B31" table:number-rows-spanned="2" office:value-type="string">
            <text:p text:style-name="P24">UD6.<text:span text:style-name="T23">7</text:span></text:p>
          </table:table-cell>
          <table:table-cell table:style-name="Table3.C30" office:value-type="string">
            <text:p text:style-name="P34">a</text:p>
          </table:table-cell>
          <table:table-cell table:style-name="Table3.D30" office:value-type="string">
            <text:p text:style-name="P39"><text:span text:style-name="T23">5</text:span>p</text:p>
          </table:table-cell>
          <table:table-cell table:style-name="Table3.E30" office:value-type="string">
            <text:p text:style-name="P58">5</text:p>
          </table:table-cell>
          <table:table-cell table:style-name="Table3.F31" table:number-rows-spanned="2" office:value-type="string">
            <text:p text:style-name="P58">10</text:p>
          </table:table-cell>
          <table:table-cell table:style-name="Table3.G30" office:value-type="string">
            <text:p text:style-name="P28">I3 - 90%</text:p>
          </table:table-cell>
          <table:table-cell table:style-name="Table3.H30" office:value-type="string">
            <text:p text:style-name="P58">9</text:p>
          </table:table-cell>
          <table:table-cell table:style-name="Table3.I31" table:number-rows-spanned="2" office:value-type="string">
            <text:p text:style-name="P58">10</text:p>
          </table:table-cell>
        </table:table-row>
        <table:table-row table:style-name="Table3.30">
          <table:covered-table-cell/>
          <table:covered-table-cell/>
          <table:table-cell table:style-name="Table3.C31" office:value-type="string">
            <text:p text:style-name="P34">b</text:p>
          </table:table-cell>
          <table:table-cell table:style-name="Table3.D31" office:value-type="string">
            <text:p text:style-name="P39"><text:span text:style-name="T23">5</text:span>p</text:p>
          </table:table-cell>
          <table:table-cell table:style-name="Table3.E31" office:value-type="string">
            <text:p text:style-name="P58">5</text:p>
          </table:table-cell>
          <table:covered-table-cell/>
          <table:table-cell table:style-name="Table3.G31" office:value-type="string">
            <text:p text:style-name="P30">I6 - 10%</text:p>
          </table:table-cell>
          <table:table-cell table:style-name="Table3.H31" office:value-type="string">
            <text:p text:style-name="P53">1</text:p>
          </table:table-cell>
          <table:covered-table-cell/>
        </table:table-row>
        <table:table-row table:style-name="Table3.28">
          <table:table-cell table:style-name="Table3.A33" table:number-rows-spanned="2" office:value-type="string">
            <text:p text:style-name="P50">RA6.d</text:p>
          </table:table-cell>
          <table:table-cell table:style-name="Table3.B33" table:number-rows-spanned="2" office:value-type="string">
            <text:p text:style-name="P50">UD6.8</text:p>
          </table:table-cell>
          <table:table-cell table:style-name="Table3.C32" office:value-type="string">
            <text:p text:style-name="P40">a</text:p>
          </table:table-cell>
          <table:table-cell table:style-name="Table3.D32" office:value-type="string">
            <text:p text:style-name="P40">7p</text:p>
          </table:table-cell>
          <table:table-cell table:style-name="Table3.E33" office:value-type="string">
            <text:p text:style-name="P58">7</text:p>
          </table:table-cell>
          <table:table-cell table:style-name="Table3.F33" table:number-rows-spanned="2" office:value-type="string">
            <text:p text:style-name="P53">7</text:p>
          </table:table-cell>
          <table:table-cell table:style-name="Table3.G32" office:value-type="string">
            <text:p text:style-name="P28">I3 - 90%</text:p>
          </table:table-cell>
          <table:table-cell table:style-name="Table3.H32" office:value-type="string">
            <text:p text:style-name="P48"/>
          </table:table-cell>
          <table:table-cell table:style-name="Table3.I33" table:number-rows-spanned="2" office:value-type="string">
            <text:p text:style-name="P48"/>
          </table:table-cell>
        </table:table-row>
        <table:table-row table:style-name="Table3.28">
          <table:covered-table-cell/>
          <table:covered-table-cell/>
          <table:table-cell table:style-name="Table3.C33" office:value-type="string">
            <text:p text:style-name="P18">b</text:p>
          </table:table-cell>
          <table:table-cell table:style-name="Table3.D33" office:value-type="string">
            <text:p text:style-name="P18">3p</text:p>
          </table:table-cell>
          <table:table-cell table:style-name="Table3.E33" office:value-type="string">
            <text:p text:style-name="P56">0</text:p>
          </table:table-cell>
          <table:covered-table-cell/>
          <table:table-cell table:style-name="Table3.G33" office:value-type="string">
            <text:p text:style-name="P11">I6 - 10%</text:p>
          </table:table-cell>
          <table:table-cell table:style-name="Table3.H33" office:value-type="string">
            <text:p text:style-name="P55"/>
          </table:table-cell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1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1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1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1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1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1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1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6DT16H14M2S</meta:editing-duration>
    <meta:editing-cycles>607</meta:editing-cycles>
    <meta:generator>LibreOffice/7.1.4.2$Linux_X86_64 LibreOffice_project/10$Build-2</meta:generator>
    <meta:initial-creator>Manuel Pérez Alfonso</meta:initial-creator>
    <dc:date>2023-11-24T19:01:39.288478051</dc:date>
    <meta:document-statistic meta:table-count="1" meta:image-count="1" meta:object-count="0" meta:page-count="1" meta:paragraph-count="159" meta:word-count="211" meta:character-count="881" meta:non-whitespace-character-count="586"/>
  </office:meta>
</office:document-meta>
</file>